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c1630" officeooo:paragraph-rsid="003c1630" style:font-weight-asian="bold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>
      <style:text-properties fo:language="en" fo:country="US" officeooo:rsid="001bb2e9" officeooo:paragraph-rsid="001bb2e9"/>
    </style:style>
    <style:style style:name="P7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8" style:family="paragraph" style:parent-style-name="Standard">
      <style:text-properties fo:language="en" fo:country="US" officeooo:rsid="001ccaad" officeooo:paragraph-rsid="001ccaad"/>
    </style:style>
    <style:style style:name="P9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officeooo:rsid="0022dc24" officeooo:paragraph-rsid="0022dc24"/>
    </style:style>
    <style:style style:name="P11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2bbb5a" officeooo:paragraph-rsid="003c1630" style:font-weight-asian="normal" style:font-weight-complex="normal"/>
    </style:style>
    <style:style style:name="P13" style:family="paragraph" style:parent-style-name="Standard">
      <style:text-properties fo:language="en" fo:country="US" officeooo:rsid="00443868" officeooo:paragraph-rsid="00443868"/>
    </style:style>
    <style:style style:name="P14" style:family="paragraph" style:parent-style-name="Standard">
      <style:text-properties fo:language="en" fo:country="US" officeooo:rsid="00497ad5" officeooo:paragraph-rsid="00497ad5"/>
    </style:style>
    <style:style style:name="P15" style:family="paragraph" style:parent-style-name="Standard">
      <style:text-properties fo:language="en" fo:country="US" officeooo:rsid="004f1aae" officeooo:paragraph-rsid="004f1aae"/>
    </style:style>
    <style:style style:name="P16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7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8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23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24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5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6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7" style:family="paragraph" style:parent-style-name="Standard" style:list-style-name="L5">
      <style:text-properties style:text-line-through-style="solid" style:text-line-through-type="single" fo:language="en" fo:country="US" officeooo:rsid="001bb2e9" officeooo:paragraph-rsid="001bb2e9"/>
    </style:style>
    <style:style style:name="P28" style:family="paragraph" style:parent-style-name="Standard" style:list-style-name="L6">
      <style:text-properties style:text-line-through-style="solid" style:text-line-through-type="single" fo:language="en" fo:country="US" officeooo:rsid="001bb2e9" officeooo:paragraph-rsid="001bb2e9"/>
    </style:style>
    <style:style style:name="P29" style:family="paragraph" style:parent-style-name="Standard" style:list-style-name="L4">
      <style:text-properties style:text-line-through-style="solid" style:text-line-through-type="single" fo:language="en" fo:country="US" officeooo:rsid="001ccaad" officeooo:paragraph-rsid="001ccaad"/>
    </style:style>
    <style:style style:name="P30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1ccaad"/>
    </style:style>
    <style:style style:name="P31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38c3dd"/>
    </style:style>
    <style:style style:name="P32" style:family="paragraph" style:parent-style-name="Standard" style:list-style-name="L7">
      <style:text-properties style:text-line-through-style="solid" style:text-line-through-type="single" fo:language="en" fo:country="US" officeooo:rsid="001ccaad" officeooo:paragraph-rsid="001ccaad"/>
    </style:style>
    <style:style style:name="P33" style:family="paragraph" style:parent-style-name="Standard" style:list-style-name="L5">
      <style:text-properties style:text-line-through-style="solid" style:text-line-through-type="single" fo:language="en" fo:country="US" officeooo:rsid="003f21d8" officeooo:paragraph-rsid="003f21d8"/>
    </style:style>
    <style:style style:name="P34" style:family="paragraph" style:parent-style-name="Standard" style:list-style-name="L5">
      <style:text-properties style:text-line-through-style="solid" style:text-line-through-type="single" fo:language="en" fo:country="US" officeooo:rsid="00442113" officeooo:paragraph-rsid="00442113"/>
    </style:style>
    <style:style style:name="P35" style:family="paragraph" style:parent-style-name="Standard" style:list-style-name="L5">
      <style:text-properties style:text-line-through-style="solid" style:text-line-through-type="single" fo:language="en" fo:country="US" officeooo:rsid="0048c3a2" officeooo:paragraph-rsid="0048c3a2"/>
    </style:style>
    <style:style style:name="P36" style:family="paragraph" style:parent-style-name="Standard" style:list-style-name="L5">
      <style:text-properties style:text-line-through-style="solid" style:text-line-through-type="single" fo:language="en" fo:country="US" officeooo:rsid="004274e2" officeooo:paragraph-rsid="004274e2"/>
    </style:style>
    <style:style style:name="P37" style:family="paragraph" style:parent-style-name="Standard" style:list-style-name="L6">
      <style:text-properties style:text-line-through-style="solid" style:text-line-through-type="single" fo:language="en" fo:country="US" officeooo:rsid="002781ad" officeooo:paragraph-rsid="002781ad"/>
    </style:style>
    <style:style style:name="P38" style:family="paragraph" style:parent-style-name="Standard" style:list-style-name="L6">
      <style:text-properties style:text-line-through-style="solid" style:text-line-through-type="single" fo:language="en" fo:country="US" officeooo:rsid="0031f805" officeooo:paragraph-rsid="0031f805"/>
    </style:style>
    <style:style style:name="P39" style:family="paragraph" style:parent-style-name="Standard" style:list-style-name="L6">
      <style:text-properties style:text-line-through-style="solid" style:text-line-through-type="single" fo:language="en" fo:country="US" officeooo:rsid="003ca4b5" officeooo:paragraph-rsid="003ca4b5"/>
    </style:style>
    <style:style style:name="P40" style:family="paragraph" style:parent-style-name="Standard" style:list-style-name="L6">
      <style:text-properties style:text-line-through-style="solid" style:text-line-through-type="single" fo:language="en" fo:country="US" officeooo:rsid="004fd3dd" officeooo:paragraph-rsid="004fd3dd"/>
    </style:style>
    <style:style style:name="P41" style:family="paragraph" style:parent-style-name="Standard" style:list-style-name="L11">
      <style:text-properties style:text-line-through-style="solid" style:text-line-through-type="single" fo:language="en" fo:country="US" officeooo:rsid="004f1aae" officeooo:paragraph-rsid="004f1aae"/>
    </style:style>
    <style:style style:name="P42" style:family="paragraph" style:parent-style-name="Standard" style:list-style-name="L8">
      <style:text-properties style:text-line-through-style="solid" style:text-line-through-type="single" fo:language="en" fo:country="US" officeooo:rsid="00497ad5" officeooo:paragraph-rsid="00497ad5"/>
    </style:style>
    <style:style style:name="P43" style:family="paragraph" style:parent-style-name="Standard" style:list-style-name="L6">
      <style:text-properties style:text-line-through-style="solid" style:text-line-through-type="single" fo:language="en" fo:country="US" officeooo:rsid="00502021" officeooo:paragraph-rsid="00502021"/>
    </style:style>
    <style:style style:name="P44" style:family="paragraph" style:parent-style-name="Standard" style:list-style-name="L2">
      <style:text-properties fo:language="en" fo:country="US" officeooo:rsid="001944a8" officeooo:paragraph-rsid="001944a8"/>
    </style:style>
    <style:style style:name="P45" style:family="paragraph" style:parent-style-name="Standard" style:list-style-name="L3">
      <style:text-properties fo:language="en" fo:country="US" officeooo:rsid="001b42da" officeooo:paragraph-rsid="001b42da"/>
    </style:style>
    <style:style style:name="P46" style:family="paragraph" style:parent-style-name="Standard" style:list-style-name="L5">
      <style:text-properties fo:language="en" fo:country="US" officeooo:rsid="00442113" officeooo:paragraph-rsid="00442113"/>
    </style:style>
    <style:style style:name="P47" style:family="paragraph" style:parent-style-name="Standard" style:list-style-name="L6">
      <style:text-properties fo:language="en" fo:country="US" officeooo:rsid="001bb2e9" officeooo:paragraph-rsid="001bb2e9"/>
    </style:style>
    <style:style style:name="P48" style:family="paragraph" style:parent-style-name="Standard" style:list-style-name="L6">
      <style:text-properties fo:language="en" fo:country="US" officeooo:rsid="004b440d" officeooo:paragraph-rsid="004b440d"/>
    </style:style>
    <style:style style:name="P49" style:family="paragraph" style:parent-style-name="Standard" style:list-style-name="L6">
      <style:text-properties fo:language="en" fo:country="US" officeooo:rsid="004d9fff" officeooo:paragraph-rsid="004d9fff"/>
    </style:style>
    <style:style style:name="P50" style:family="paragraph" style:parent-style-name="Standard" style:list-style-name="L6">
      <style:text-properties fo:language="en" fo:country="US" officeooo:rsid="004fd3dd" officeooo:paragraph-rsid="004fd3dd"/>
    </style:style>
    <style:style style:name="P51" style:family="paragraph" style:parent-style-name="Standard" style:list-style-name="L6">
      <style:text-properties fo:language="en" fo:country="US" officeooo:rsid="001ccaad" officeooo:paragraph-rsid="004d9fff"/>
    </style:style>
    <style:style style:name="P52" style:family="paragraph" style:parent-style-name="Standard" style:list-style-name="L7">
      <style:text-properties fo:language="en" fo:country="US" officeooo:rsid="001ccaad" officeooo:paragraph-rsid="001ccaad"/>
    </style:style>
    <style:style style:name="P53" style:family="paragraph" style:parent-style-name="Standard" style:list-style-name="L9">
      <style:text-properties fo:language="en" fo:country="US" officeooo:rsid="001ccaad" officeooo:paragraph-rsid="001ccaad"/>
    </style:style>
    <style:style style:name="P54" style:family="paragraph" style:parent-style-name="Standard" style:list-style-name="L8">
      <style:text-properties fo:language="en" fo:country="US" officeooo:rsid="00497ad5" officeooo:paragraph-rsid="00497ad5"/>
    </style:style>
    <style:style style:name="P55" style:family="paragraph" style:parent-style-name="Standard" style:list-style-name="L9">
      <style:text-properties fo:language="en" fo:country="US" officeooo:rsid="00472491" officeooo:paragraph-rsid="00472491"/>
    </style:style>
    <style:style style:name="P56" style:family="paragraph" style:parent-style-name="Standard" style:list-style-name="L10">
      <style:text-properties fo:language="en" fo:country="US" officeooo:rsid="00443868" officeooo:paragraph-rsid="00443868"/>
    </style:style>
    <style:style style:name="P57" style:family="paragraph" style:parent-style-name="Standard" style:list-style-name="L12">
      <style:text-properties fo:language="en" fo:country="US" fo:font-weight="normal" officeooo:rsid="004ff353" officeooo:paragraph-rsid="004ff353" style:font-weight-asian="normal" style:font-weight-complex="normal"/>
    </style:style>
    <style:style style:name="P58" style:family="paragraph" style:parent-style-name="Standard" style:list-style-name="L12">
      <style:text-properties fo:language="en" fo:country="US" fo:font-weight="normal" officeooo:rsid="0044fbb0" officeooo:paragraph-rsid="004ff353" style:font-weight-asian="normal" style:font-weight-complex="normal"/>
    </style:style>
    <style:style style:name="P59" style:family="paragraph" style:parent-style-name="Standard" style:list-style-name="L12">
      <style:text-properties fo:language="en" fo:country="US" fo:font-weight="normal" officeooo:rsid="002bbb5a" officeooo:paragraph-rsid="004ff353" style:font-weight-asian="normal" style:font-weight-complex="normal"/>
    </style:style>
    <style:style style:name="P60" style:family="paragraph" style:parent-style-name="Standard" style:list-style-name="L13">
      <style:text-properties fo:language="en" fo:country="US" fo:font-weight="normal" officeooo:rsid="002bbb5a" officeooo:paragraph-rsid="002bbb5a" style:font-weight-asian="normal" style:font-weight-complex="normal"/>
    </style:style>
    <style:style style:name="P61" style:family="paragraph" style:parent-style-name="Standard" style:list-style-name="L13">
      <style:text-properties fo:language="en" fo:country="US" fo:font-weight="normal" officeooo:rsid="002bbb5a" officeooo:paragraph-rsid="004ff353" style:font-weight-asian="normal" style:font-weight-complex="normal"/>
    </style:style>
    <style:style style:name="P62" style:family="paragraph" style:parent-style-name="Standard" style:list-style-name="L13">
      <style:text-properties fo:language="en" fo:country="US" fo:font-weight="normal" officeooo:rsid="004a785f" officeooo:paragraph-rsid="002bbb5a" style:font-weight-asian="normal" style:font-weight-complex="normal"/>
    </style:style>
    <style:style style:name="P63" style:family="paragraph" style:parent-style-name="Standard" style:list-style-name="L14">
      <style:text-properties fo:language="en" fo:country="US" fo:font-weight="normal" officeooo:rsid="003c1630" officeooo:paragraph-rsid="003c1630" style:font-weight-asian="normal" style:font-weight-complex="normal"/>
    </style:style>
    <style:style style:name="P64" style:family="paragraph" style:parent-style-name="Standard" style:list-style-name="L6">
      <style:text-properties fo:language="en" fo:country="US" officeooo:rsid="0051b639" officeooo:paragraph-rsid="0051b639"/>
    </style:style>
    <style:style style:name="P65" style:family="paragraph" style:parent-style-name="Standard" style:list-style-name="L9">
      <style:text-properties fo:language="en" fo:country="US" officeooo:rsid="0051b639" officeooo:paragraph-rsid="0051b639"/>
    </style:style>
    <style:style style:name="P66" style:family="paragraph" style:parent-style-name="Standard" style:list-style-name="L10">
      <style:text-properties fo:language="en" fo:country="US" officeooo:rsid="0051b639" officeooo:paragraph-rsid="0051b639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eb1c2"/>
    </style:style>
    <style:style style:name="T6" style:family="text">
      <style:text-properties officeooo:rsid="0020dd55"/>
    </style:style>
    <style:style style:name="T7" style:family="text">
      <style:text-properties officeooo:rsid="0021d6ca"/>
    </style:style>
    <style:style style:name="T8" style:family="text">
      <style:text-properties officeooo:rsid="002781ad"/>
    </style:style>
    <style:style style:name="T9" style:family="text">
      <style:text-properties officeooo:rsid="0029f067"/>
    </style:style>
    <style:style style:name="T10" style:family="text">
      <style:text-properties officeooo:rsid="002d2406"/>
    </style:style>
    <style:style style:name="T11" style:family="text">
      <style:text-properties officeooo:rsid="00335ae9"/>
    </style:style>
    <style:style style:name="T12" style:family="text">
      <style:text-properties style:text-line-through-style="none" style:text-line-through-type="none" officeooo:rsid="0038c3dd"/>
    </style:style>
    <style:style style:name="T13" style:family="text">
      <style:text-properties style:text-line-through-style="none" style:text-line-through-type="none" officeooo:rsid="004d9fff"/>
    </style:style>
    <style:style style:name="T14" style:family="text">
      <style:text-properties officeooo:rsid="003c1630"/>
    </style:style>
    <style:style style:name="T15" style:family="text">
      <style:text-properties officeooo:rsid="003ca4b5"/>
    </style:style>
    <style:style style:name="T16" style:family="text">
      <style:text-properties officeooo:rsid="00415f36"/>
    </style:style>
    <style:style style:name="T17" style:family="text">
      <style:text-properties officeooo:rsid="0044fbb0"/>
    </style:style>
    <style:style style:name="T18" style:family="text">
      <style:text-properties officeooo:rsid="00491a26"/>
    </style:style>
    <style:style style:name="T19" style:family="text">
      <style:text-properties officeooo:rsid="004b440d"/>
    </style:style>
    <style:style style:name="T20" style:family="text">
      <style:text-properties officeooo:rsid="004d9fff"/>
    </style:style>
    <style:style style:name="T21" style:family="text">
      <style:text-properties officeooo:rsid="00502021"/>
    </style:style>
    <style:style style:name="T22" style:family="text">
      <style:text-properties officeooo:rsid="0051b639"/>
    </style:style>
    <style:style style:name="T23" style:family="text">
      <style:text-properties officeooo:rsid="005291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9"/>
      <text:p text:style-name="P9">User administration</text:p>
      <text:list xml:id="list7405081426668987841" text:style-name="L1">
        <text:list-item>
          <text:p text:style-name="P18">Only when user has administration rights</text:p>
        </text:list-item>
        <text:list-item>
          <text:p text:style-name="P18">Add user</text:p>
        </text:list-item>
        <text:list-item>
          <text:p text:style-name="P18">Add rights</text:p>
        </text:list-item>
        <text:list-item>
          <text:p text:style-name="P18">Edit user</text:p>
        </text:list-item>
        <text:list-item>
          <text:p text:style-name="P18">Delete user</text:p>
        </text:list-item>
        <text:list-item>
          <text:p text:style-name="P18">Delete <text:span text:style-name="T6">user </text:span>only when no route posted</text:p>
        </text:list-item>
        <text:list-item>
          <text:p text:style-name="P18">Log in</text:p>
        </text:list-item>
        <text:list-item>
          <text:p text:style-name="P18">Log out</text:p>
        </text:list-item>
        <text:list-item>
          <text:p text:style-name="P19">Validate form and display error message</text:p>
        </text:list-item>
      </text:list>
      <text:p text:style-name="P5"/>
      <text:p text:style-name="P5">Posting routes</text:p>
      <text:list xml:id="list3048989477985223983" text:style-name="L2">
        <text:list-item>
          <text:p text:style-name="P22"><text:span text:style-name="T3">Only w</text:span>hen has posting rights</text:p>
        </text:list-item>
        <text:list-item>
          <text:p text:style-name="P22">Add route</text:p>
        </text:list-item>
        <text:list-item>
          <text:p text:style-name="P22">Edit route</text:p>
        </text:list-item>
        <text:list-item>
          <text:p text:style-name="P22">upload new gpx file</text:p>
        </text:list-item>
        <text:list-item>
          <text:p text:style-name="P22">delete route</text:p>
        </text:list-item>
        <text:list-item>
          <text:p text:style-name="P22">display list of uploaded hiking routes</text:p>
        </text:list-item>
        <text:list-item>
          <text:p text:style-name="P20">Validate form and display error message</text:p>
        </text:list-item>
        <text:list-item>
          <text:p text:style-name="P21"><text:span text:style-name="T10">Get n</text:span>ame of start location by nomatim service from osm</text:p>
        </text:list-item>
      </text:list>
      <text:p text:style-name="P16"/>
      <text:list xml:id="list201243965722637" text:continue-numbering="true" text:style-name="L2">
        <text:list-header>
          <text:p text:style-name="P44"/>
        </text:list-header>
      </text:list>
      <text:p text:style-name="P5">Display route</text:p>
      <text:list xml:id="list6614216891371183721" text:style-name="L3">
        <text:list-item>
          <text:p text:style-name="P23">Display list of all uploaded routes </text:p>
        </text:list-item>
        <text:list-item>
          <text:p text:style-name="P24">Display route</text:p>
          <text:list>
            <text:list-item>
              <text:p text:style-name="P24">Edit controls when allowed to edit (owner of administrator)</text:p>
            </text:list-item>
            <text:list-item>
              <text:p text:style-name="P24">Title</text:p>
            </text:list-item>
            <text:list-item>
              <text:p text:style-name="P45"><text:span text:style-name="T4">Map</text:span> </text:p>
            </text:list-item>
            <text:list-item>
              <text:p text:style-name="P25">User <text:span text:style-name="T6">name </text:span></text:p>
            </text:list-item>
            <text:list-item>
              <text:p text:style-name="P25">upload date</text:p>
            </text:list-item>
          </text:list>
        </text:list-item>
      </text:list>
      <text:p text:style-name="P5"/>
      <text:p text:style-name="P6">Cleanup:</text:p>
      <text:list xml:id="list2933903884718337002" text:style-name="L4">
        <text:list-item>
          <text:p text:style-name="P26">Cleaning default generated Laveral code</text:p>
          <text:list>
            <text:list-item>
              <text:p text:style-name="P26">Register page</text:p>
            </text:list-item>
            <text:list-item>
              <text:p text:style-name="P26">Password <text:span text:style-name="T11">reset</text:span></text:p>
            </text:list-item>
          </text:list>
        </text:list-item>
        <text:list-item>
          <text:p text:style-name="P29">Improve layout</text:p>
        </text:list-item>
      </text:list>
      <text:p text:style-name="P5"/>
      <text:p text:style-name="P17"/>
      <text:p text:style-name="P2">Version 0.02 - <text:s/>Make it usable</text:p>
      <text:p text:style-name="P7">Date: <text:span text:style-name="T4">08-0</text:span><text:span text:style-name="T5">4</text:span><text:span text:style-name="T4">-2017</text:span><text:span text:style-name="T12">0</text:span><text:span text:style-name="T13">1</text:span><text:span text:style-name="T12">-0</text:span><text:span text:style-name="T13">5</text:span><text:span text:style-name="T12">-2017</text:span></text:p>
      <text:p text:style-name="P6"/>
      <text:p text:style-name="P6">User administration</text:p>
      <text:list xml:id="list1882333480215902688" text:style-name="L5">
        <text:list-item>
          <text:p text:style-name="P33">Split name into firstname and lastname</text:p>
        </text:list-item>
        <text:list-item>
          <text:p text:style-name="P27">Nick name</text:p>
        </text:list-item>
        <text:list-item>
          <text:p text:style-name="P27">Edit profile</text:p>
        </text:list-item>
        <text:list-item>
          <text:p text:style-name="P27">Disable user (only administrator)</text:p>
        </text:list-item>
        <text:list-item>
          <text:p text:style-name="P34">Change password <text:span text:style-name="T18">(by user)</text:span></text:p>
        </text:list-item>
        <text:list-item>
          <text:p text:style-name="P46">Display user rights</text:p>
        </text:list-item>
        <text:list-item>
          <text:p text:style-name="P35">Create admin user with artisan</text:p>
        </text:list-item>
        <text:list-item>
          <text:p text:style-name="P36">Confirmation to delete user</text:p>
        </text:list-item>
      </text:list>
      <text:p text:style-name="P10"/>
      <text:p text:style-name="P6"/>
      <text:p text:style-name="P6"><text:span text:style-name="T7">R</text:span>outes</text:p>
      <text:list xml:id="list3813304316771861628" text:style-name="L6">
        <text:list-item>
          <text:p text:style-name="P28">Publish flag</text:p>
        </text:list-item>
        <text:list-item>
          <text:p text:style-name="P28">Uploading: First upload gpx and the edit details</text:p>
        </text:list-item>
        <text:list-item>
          <text:p text:style-name="P30">Calculate distance</text:p>
        </text:list-item>
        <text:list-item>
          <text:p text:style-name="P30">Store route details in table</text:p>
        </text:list-item>
        <text:list-item>
          <text:p text:style-name="P31">Getting route recording time</text:p>
        </text:list-item>
        <text:list-item>
          <text:p text:style-name="P31"><text:span text:style-name="T9">s</text:span>tor<text:span text:style-name="T9">ing</text:span> route recording time</text:p>
        </text:list-item>
        <text:list-item>
          <text:p text:style-name="P37">Paging of routes</text:p>
        </text:list-item>
        <text:list-item>
          <text:p text:style-name="P38">When uploading new route:Check if uploaded GFX belongs to the current user</text:p>
        </text:list-item>
        <text:list-item>
          <text:p text:style-name="P38"><text:span text:style-name="T15">C</text:span>onfirmation to delete a route</text:p>
        </text:list-item>
        <text:list-item>
          <text:p text:style-name="P39">Bigger size route</text:p>
        </text:list-item>
        <text:list-item>
          <text:p text:style-name="P39">Enlarge route</text:p>
        </text:list-item>
        <text:list-item>
          <text:p text:style-name="P48">Publish route menu item in “display route” page.</text:p>
        </text:list-item>
        <text:list-item>
          <text:p text:style-name="P49">Seperate route traces (gpx) and routes</text:p>
          <text:list>
            <text:list-item>
              <text:p text:style-name="P40">Route trace list</text:p>
            </text:list-item>
            <text:list-item>
              <text:p text:style-name="P40">Display route trace information</text:p>
            </text:list-item>
            <text:list-item>
              <text:p text:style-name="P40">Add/Delete route trace</text:p>
            </text:list-item>
            <text:list-item>
              <text:p text:style-name="P50">Select route trace in edit/add route form <text:span text:style-name="T22">and <text:s/>remove old upload functionality</text:span></text:p>
            </text:list-item>
            <text:list-item>
              <text:p text:style-name="P43">Add indicator if trace has a route</text:p>
            </text:list-item>
            <text:list-item>
              <text:p text:style-name="P43">Add route from trace</text:p>
            </text:list-item>
          </text:list>
        </text:list-item>
        <text:list-item>
          <text:p text:style-name="P51">Detailed route description</text:p>
        </text:list-item>
        <text:list-item>
          <text:p text:style-name="P51">upload photo’s</text:p>
        </text:list-item>
        <text:list-item>
          <text:p text:style-name="P64">Tile server</text:p>
          <text:list>
            <text:list-item>
              <text:p text:style-name="P64">Create tile server</text:p>
            </text:list-item>
            <text:list-item>
              <text:p text:style-name="P64">Make tile server </text:p>
            </text:list-item>
          </text:list>
          <text:p text:style-name="P47"/>
        </text:list-item>
      </text:list>
      <text:p text:style-name="P8">Display routes</text:p>
      <text:p text:style-name="P8"/>
      <text:list xml:id="list1461730046989843572" text:style-name="L7">
        <text:list-item>
          <text:p text:style-name="P32">Search route<text:span text:style-name="T8">s</text:span></text:p>
        </text:list-item>
        <text:list-item>
          <text:p text:style-name="P52">Near <text:s/>route<text:span text:style-name="T8">s</text:span></text:p>
        </text:list-item>
      </text:list>
      <text:p text:style-name="P8"/>
      <text:p text:style-name="P14">Routing</text:p>
      <text:p text:style-name="P14"/>
      <text:list xml:id="list8438502790725164177" text:style-name="L8">
        <text:list-item>
          <text:p text:style-name="P42">Move authentication check to routing</text:p>
        </text:list-item>
        <text:list-item>
          <text:p text:style-name="P54"><text:soft-page-break/>Move parameter check to routing</text:p>
        </text:list-item>
      </text:list>
      <text:p text:style-name="P8"/>
      <text:p text:style-name="P8">Others:</text:p>
      <text:list xml:id="list2493735183051028500" text:style-name="L9">
        <text:list-item>
          <text:p text:style-name="P65">Descriptiont how to work</text:p>
        </text:list-item>
        <text:list-item>
          <text:p text:style-name="P53">Unit /auto testing</text:p>
        </text:list-item>
        <text:list-item>
          <text:p text:style-name="P55">Seperate <text:span text:style-name="T21">menu in sections: profile,admin and routes</text:span></text:p>
        </text:list-item>
        <text:list-item>
          <text:p text:style-name="P55">Add icons, where usefull</text:p>
        </text:list-item>
      </text:list>
      <text:p text:style-name="P8"/>
      <text:p text:style-name="P13">Layout</text:p>
      <text:list xml:id="list2323429252341941573" text:style-name="L10">
        <text:list-item>
          <text:p text:style-name="P56">Improve layout</text:p>
        </text:list-item>
        <text:list-item>
          <text:p text:style-name="P66">Make <text:span text:style-name="T23">title</text:span> bigger</text:p>
          <text:p text:style-name="P66"/>
        </text:list-item>
      </text:list>
      <text:p text:style-name="P15">Location Service</text:p>
      <text:list xml:id="list7447296018750401655" text:style-name="L11">
        <text:list-item>
          <text:p text:style-name="P41">Make servicer more flexible</text:p>
        </text:list-item>
        <text:list-item>
          <text:p text:style-name="P41">Directly query location DB</text:p>
        </text:list-item>
      </text:list>
      <text:p text:style-name="P8"/>
      <text:p text:style-name="P3">Version 0.03 – Add missing must haves</text:p>
      <text:p text:style-name="P11"><text:span text:style-name="T2">Date:</text:span> 01-0<text:span text:style-name="T20">6</text:span>-2017</text:p>
      <text:p text:style-name="P11"/>
      <text:list xml:id="list2896099426553672951" text:style-name="L12">
        <text:list-item>
          <text:p text:style-name="P57">App configuration</text:p>
          <text:list>
            <text:list-item>
              <text:p text:style-name="P58">Set application title/<text:span text:style-name="T19">header image<text:tab/></text:span></text:p>
            </text:list-item>
            <text:list-item>
              <text:p text:style-name="P57">Set user default rights</text:p>
            </text:list-item>
            <text:list-item>
              <text:p text:style-name="P59">Optional disable registration</text:p>
            </text:list-item>
            <text:list-item>
              <text:p text:style-name="P59">Optional hide login <text:span text:style-name="T17">as frontpage</text:span></text:p>
            </text:list-item>
          </text:list>
        </text:list-item>
        <text:list-item>
          <text:p text:style-name="P57">Users</text:p>
          <text:list>
            <text:list-item>
              <text:p text:style-name="P57">Rights:</text:p>
              <text:list>
                <text:list-item>
                  <text:p text:style-name="P57">Edit user</text:p>
                </text:list-item>
                <text:list-item>
                  <text:p text:style-name="P57">View other routes</text:p>
                </text:list-item>
              </text:list>
            </text:list-item>
            <text:list-item>
              <text:p text:style-name="P59">Email confirmation on registration.</text:p>
            </text:list-item>
            <text:list-item>
              <text:p text:style-name="P59">Email confirmation on registration.</text:p>
              <text:p text:style-name="P59"/>
            </text:list-item>
          </text:list>
        </text:list-item>
        <text:list-item>
          <text:p text:style-name="P57">Routes/traces</text:p>
        </text:list-item>
      </text:list>
      <text:list xml:id="list4313552593440080392" text:style-name="L13">
        <text:list-item>
          <text:list>
            <text:list-item>
              <text:p text:style-name="P60">kml files</text:p>
            </text:list-item>
            <text:list-item>
              <text:p text:style-name="P61">Mass upload gpx<text:tab/></text:p>
            </text:list-item>
            <text:list-item>
              <text:p text:style-name="P61">Seperate tile server<text:tab/></text:p>
            </text:list-item>
            <text:list-item>
              <text:p text:style-name="P61">Download gpx</text:p>
            </text:list-item>
          </text:list>
          <text:p text:style-name="P62"/>
        </text:list-item>
      </text:list>
      <text:p text:style-name="P11"/>
      <text:p text:style-name="P4">Version 0.04 – Make is customizable</text:p>
      <text:p text:style-name="P12"><text:span text:style-name="T2">Date:</text:span> 01-0<text:span text:style-name="T14">5</text:span>-2017</text:p>
      <text:p text:style-name="P12"/>
      <text:list xml:id="list6821137497707578214" text:style-name="L14">
        <text:list-item>
          <text:p text:style-name="P63">CMS like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4-07T20:12:42.149378699</dc:date>
    <meta:editing-duration>P1DT1H36M41S</meta:editing-duration>
    <meta:editing-cycles>43</meta:editing-cycles>
    <meta:generator>LibreOffice/5.2.5.1$Linux_X86_64 LibreOffice_project/20m0$Build-1</meta:generator>
    <meta:document-statistic meta:table-count="0" meta:image-count="0" meta:object-count="0" meta:page-count="3" meta:paragraph-count="113" meta:word-count="474" meta:character-count="2523" meta:non-whitespace-character-count="2237"/>
  </office:meta>
</office:document-meta>
</file>